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eee4cc" fo:min-height="0.9cm" fo:padding-top="0.1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4cc"/>
      <style:paragraph-properties fo:text-align="center"/>
      <style:text-properties fo:color="#801900" style:font-name="Lucida Sans Unicode" fo:font-weight="bold" style:font-weight-asian="bold" style:font-weight-complex="bold"/>
    </style:style>
    <style:style style:name="T1" style:family="text">
      <style:text-properties fo:color="#801900" style:font-name="Lucida Sans Unicod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cm" svg:height="1cm" svg:x="0cm" svg:y="0cm">
          <draw:text-box>
            <text:p text:style-name="P1"><text:span text:style-name="T1">Example Im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8T23:25:39.266000000</dc:date>
    <meta:editing-duration>PT1H32M42S</meta:editing-duration>
    <meta:editing-cycles>37</meta:editing-cycles>
    <meta:generator>LibreOffice/5.1.6.2$Windows_x86 LibreOffice_project/07ac168c60a517dba0f0d7bc7540f5afa45f0909</meta:generator>
    <meta:document-statistic meta:object-count="1"/>
  </office:meta>
</office:document-meta>
</file>